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193in"/>
      <style:text-properties fo:color="#d4d4d4" style:font-name="Menlo" fo:font-size="10.5500001907349pt" fo:font-weight="normal" fo:background-color="#1e1e1e" style:font-size-asian="12pt" style:font-size-complex="12pt"/>
    </style:style>
    <style:style style:name="P2" style:family="paragraph" style:parent-style-name="Standard">
      <style:paragraph-properties style:line-height-at-least="0.2193in"/>
      <style:text-properties style:use-window-font-color="true" style:font-name="Times New Roman" fo:font-size="12pt" fo:font-weight="normal" fo:background-color="transparent" style:font-size-asian="12pt" style:font-size-complex="12pt"/>
    </style:style>
    <style:style style:name="P3" style:family="paragraph" style:parent-style-name="Standard">
      <style:text-properties style:use-window-font-color="true" style:font-name="Times New Roman" fo:font-size="12pt" fo:background-color="transparent" style:font-size-asian="12pt" style:font-size-complex="12pt"/>
    </style:style>
    <style:style style:name="P4" style:family="paragraph" style:parent-style-name="Standard">
      <style:paragraph-properties style:line-height-at-least="0.2193in"/>
      <style:text-properties style:use-window-font-color="true" style:font-name="Times New Roman" fo:font-size="12pt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reflekterande rapport bifogas (max 2 A4) som beskriver hur du arbetat med uppgiften och vilka tekniker och paket du valt att använda och varför.</text:p>
      <text:p text:style-name="P2"/>
      <text:p text:style-name="P2"/>
      <text:p text:style-name="P2"/>
      <text:p text:style-name="P2">reflektion: </text:p>
      <text:p text:style-name="P2">man kan lägga till att man kan ändra deadline för toDo genom en option select för de dagar som finns i kalenderna framåt. </text:p>
      <text:p text:style-name="P4"/>
      <text:p text:style-name="P2">lägga komponenter i link</text:p>
      <text:p text:style-name="P4"/>
      <text:p text:style-name="P2">form borde kanske ha skickat fetch? och även ett state upp till app som i useEffect hämtar fetch igen. </text:p>
      <text:p text:style-name="P2">istället för att skicka allt upp från form komponenterna till app och sen där kalla på en fetch komponent. </text:p>
      <text:p text:style-name="P4"/>
      <text:p text:style-name="P2">lägga till tid för deadline på dagen och sortera efter det också. </text:p>
      <text:p text:style-name="P4"/>
      <text:p text:style-name="P2">ge alarm när deadline närmar sig och kanske samla alla deadlines som inte gjorts trots att datum passerat i en annan lista.</text:p>
      <text:p text:style-name="P4"/>
      <text:p text:style-name="P2">lägg till möjlighet för titel och p i toDo, och printa titel i calendern men p vid sidan?</text:p>
      <text:p text:style-name="P4"/>
      <text:p text:style-name="P2">spara alla deadlines som har gjorts/ done checkbox ellerer liknande?</text:p>
      <text:p text:style-name="P4"/>
      <text:p text:style-name="P2">borde uppdatera vissa komponenter endast när svar från posten spelar roll. tex erndera om calenderns datum som är samma som uppdaterades från en add i posten istället för att rendera om alla datar och alla info varje gång. </text:p>
      <text:p text:style-name="P3"/>
      <text:p text:style-name="P3"/>
      <text:p text:style-name="P3">Dela upp calender komponenten i flera olika. Hur gör man det med de olika dagarna? <text:line-break/><text:line-break/><text:line-break/>I calendern finns en header komp. Men det borde nog delats upp så att det även finns en “body” komponent istället för att allt ligger lö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becka Alsterlind</meta:initial-creator>
    <meta:creation-date>2021-09-08T17:08:29</meta:creation-date>
    <dc:date>2021-09-09T09:18:24</dc:date>
    <dc:creator>Rebecka Alsterlind</dc:creator>
    <meta:editing-duration>PT16H9M57S</meta:editing-duration>
    <meta:editing-cycles>4</meta:editing-cycles>
    <meta:generator>OpenOffice/4.1.8$Unix OpenOffice.org_project/418m3$Build-9803</meta:generator>
    <meta:document-statistic meta:table-count="0" meta:image-count="0" meta:object-count="0" meta:page-count="1" meta:paragraph-count="12" meta:word-count="232" meta:character-count="1310"/>
  </office:meta>
</office:document-meta>
</file>